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 fo:text-align="justify" style:justify-single-word="false"/>
      <style:text-properties fo:color="#000000" style:font-name="Times New Roman"/>
    </style:style>
    <style:style style:name="P2" style:family="paragraph" style:parent-style-name="Standard">
      <style:paragraph-properties fo:margin-top="0cm" fo:margin-bottom="0.199cm" fo:text-align="justify" style:justify-single-word="false"/>
    </style:style>
    <style:style style:name="P3" style:family="paragraph" style:parent-style-name="Standard" style:master-page-name="Standard">
      <style:paragraph-properties fo:margin-top="0cm" fo:margin-bottom="0.199cm" fo:text-align="center" style:justify-single-word="false" style:page-number="auto"/>
      <style:text-properties fo:color="#000000" style:font-name="Times New Roman"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margin-top="0cm" fo:margin-bottom="0.199cm" fo:text-align="justify" style:justify-single-word="false"/>
      <style:text-properties fo:color="#000000" style:font-name="Times New Roman"/>
    </style:style>
    <style:style style:name="P5" style:family="paragraph" style:parent-style-name="Standard" style:list-style-name="L1">
      <style:paragraph-properties fo:margin-top="0cm" fo:margin-bottom="0.199cm" fo:text-align="justify" style:justify-single-word="false"/>
      <style:text-properties fo:color="#000000" style:font-name="Times New Roman"/>
    </style:style>
    <style:style style:name="P6" style:family="paragraph" style:parent-style-name="Standard" style:list-style-name="L2">
      <style:paragraph-properties fo:margin-top="0cm" fo:margin-bottom="0.199cm" fo:text-align="justify" style:justify-single-word="false"/>
      <style:text-properties fo:color="#000000" style:font-name="Times New Roman"/>
    </style:style>
    <style:style style:name="P7" style:family="paragraph" style:parent-style-name="Standard" style:list-style-name="L1">
      <style:paragraph-properties fo:margin-top="0cm" fo:margin-bottom="0.199cm" fo:text-align="justify" style:justify-single-word="false"/>
    </style:style>
    <style:style style:name="P8" style:family="paragraph" style:parent-style-name="Standard" style:list-style-name="L2">
      <style:paragraph-properties fo:margin-top="0cm" fo:margin-bottom="0.199cm" fo:text-align="justify" style:justify-single-word="false"/>
    </style:style>
    <style:style style:name="P9" style:family="paragraph" style:parent-style-name="Standard" style:list-style-name="L3">
      <style:paragraph-properties fo:margin-top="0cm" fo:margin-bottom="0.199cm" fo:text-align="justify" style:justify-single-word="false"/>
    </style:style>
    <style:style style:name="P10" style:family="paragraph" style:parent-style-name="Standard" style:list-style-name="L4">
      <style:paragraph-properties fo:margin-top="0cm" fo:margin-bottom="0.199cm" fo:text-align="justify" style:justify-single-word="false"/>
    </style:style>
    <style:style style:name="P11" style:family="paragraph" style:parent-style-name="Standard" style:list-style-name="L2" style:master-page-name="">
      <style:paragraph-properties fo:margin-top="0cm" fo:margin-bottom="0.199cm" fo:text-align="justify" style:justify-single-word="false" fo:orphans="0" fo:widows="0" fo:hyphenation-ladder-count="no-limit" style:page-number="auto" style:writing-mode="lr-tb"/>
      <style:text-properties fo:hyphenate="false" fo:hyphenation-remain-char-count="2" fo:hyphenation-push-char-count="2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is programu „Scraper”</text:p>
      <text:p text:style-name="P1"/>
      <text:p text:style-name="P2"><text:span text:style-name="T2">G</text:span><text:span text:style-name="T1">ł</text:span><text:span text:style-name="T2">ównym celem projektu jest uzyskanie jak najwi</text:span><text:span text:style-name="T1">ę</text:span><text:span text:style-name="T2">kszej listy adresów proxy (najcz</text:span><text:span text:style-name="T1">ęś</text:span><text:span text:style-name="T2">ciej w formacie IP:PORT), z dowolnie wybranej strony internetowej która takowe adresy posiada i upublicznia, lub ze sprawdzonych ju</text:span><text:span text:style-name="T1">ż</text:span><text:span text:style-name="T2"> wcze</text:span><text:span text:style-name="T1">ś</text:span><text:span text:style-name="T2">niej stron pobranych z bazy danych.</text:span></text:p>
      <text:p text:style-name="P1"/>
      <text:p text:style-name="P1">Problemy:</text:p>
      <text:list xml:id="list6423902756243178612" text:style-name="L1">
        <text:list-item>
          <text:p text:style-name="P5">Pozyskiwanie</text:p>
          <text:p text:style-name="P7"><text:span text:style-name="T2">Wi</text:span><text:span text:style-name="T1">ę</text:span><text:span text:style-name="T2">kszo</text:span><text:span text:style-name="T1">ść</text:span><text:span text:style-name="T2"> stron nie posiada, ani nie udost</text:span><text:span text:style-name="T1">ę</text:span><text:span text:style-name="T2">pnia </text:span><text:span text:style-name="T1">ż</text:span><text:span text:style-name="T2">adnego API do prostego uzyskania udost</text:span><text:span text:style-name="T1">ę</text:span><text:span text:style-name="T2">pnionych adresów proxy. Ponadto, niektóre serwisy celowo utrudniaj</text:span><text:span text:style-name="T1">ą</text:span><text:span text:style-name="T2"> programowe pozyskiwanie adresów które udost</text:span><text:span text:style-name="T1">ę</text:span><text:span text:style-name="T2">pniaj</text:span><text:span text:style-name="T1">ą</text:span><text:span text:style-name="T2"> (lecz ich de facto nie posiadaj</text:span><text:span text:style-name="T1">ą</text:span><text:span text:style-name="T2">).</text:span></text:p>
          <text:p text:style-name="P5"/>
        </text:list-item>
        <text:list-item>
          <text:p text:style-name="P7"><text:span text:style-name="T2">U</text:span><text:span text:style-name="T1">ż</text:span><text:span text:style-name="T2">yteczno</text:span><text:span text:style-name="T1">ść</text:span><text:span text:style-name="T2"> adresu proxy</text:span></text:p>
          <text:p text:style-name="P7"><text:span text:style-name="T2">Gdy nawet mamy ju</text:span><text:span text:style-name="T1">ż</text:span><text:span text:style-name="T2"> adres lub list</text:span><text:span text:style-name="T1">ę</text:span><text:span text:style-name="T2"> adresów proxy, najcz</text:span><text:span text:style-name="T1">ęś</text:span><text:span text:style-name="T2">ciej nie wiadomo które adresy jeszcze dzia</text:span><text:span text:style-name="T1">ł</text:span><text:span text:style-name="T2">aj</text:span><text:span text:style-name="T1">ą</text:span><text:span text:style-name="T2">, przez jaki protokó</text:span><text:span text:style-name="T1">ł</text:span><text:span text:style-name="T2">, jak</text:span><text:span text:style-name="T1">ą</text:span><text:span text:style-name="T2"> anonimowo</text:span><text:span text:style-name="T1">ść</text:span><text:span text:style-name="T2"> zapewniaj</text:span><text:span text:style-name="T1">ą</text:span><text:span text:style-name="T2"> oraz z jakim opó</text:span><text:span text:style-name="T1">ź</text:span><text:span text:style-name="T2">nieniem dzia</text:span><text:span text:style-name="T1">ł</text:span><text:span text:style-name="T2">aj</text:span><text:span text:style-name="T1">ą</text:span><text:span text:style-name="T2">.</text:span></text:p>
          <text:p text:style-name="P5"/>
        </text:list-item>
        <text:list-item>
          <text:p text:style-name="P5">Brak stron</text:p>
          <text:p text:style-name="P7"><text:span text:style-name="T2">U</text:span><text:span text:style-name="T1">ż</text:span><text:span text:style-name="T2">ytkownik który nie jest zaznajomiony z tematem mo</text:span><text:span text:style-name="T1">ż</text:span><text:span text:style-name="T2">e zna</text:span><text:span text:style-name="T1">ć</text:span><text:span text:style-name="T2"> niewiele lub w ogóle nie zna</text:span><text:span text:style-name="T1">ć</text:span><text:span text:style-name="T2"> jakichkolwiek stron które udost</text:span><text:span text:style-name="T1">ę</text:span><text:span text:style-name="T2">pniaj</text:span><text:span text:style-name="T1">ą</text:span><text:span text:style-name="T2"> adresy proxy.</text:span></text:p>
        </text:list-item>
      </text:list>
      <text:p text:style-name="P2"/>
      <text:p text:style-name="P2"><text:span text:style-name="T2">Rozwi</text:span><text:span text:style-name="T1">ą</text:span><text:span text:style-name="T2">zania:</text:span></text:p>
      <text:list xml:id="list2949610025740131096" text:style-name="L2">
        <text:list-item>
          <text:p text:style-name="P6">Paczka org.scraper.main.scrapers</text:p>
          <text:p text:style-name="P8"><text:span text:style-name="T2">Program uzyskuje list</text:span><text:span text:style-name="T1">ę</text:span><text:span text:style-name="T2"> adresów proxy „zeskrobuj</text:span><text:span text:style-name="T1">ą</text:span><text:span text:style-name="T2">c” je (scraping) z danego czasami uprzednio zmodyfikowanego dokumentu HTML przy użyciu wyrażenia regularnego trzema zdefiniowanymi sposobami:</text:span></text:p>
        </text:list-item>
      </text:list>
      <text:list xml:id="list6450149190048193164" text:style-name="L3">
        <text:list-item>
          <text:p text:style-name="P9"><text:span text:style-name="T2">Normal scrape – kiedy adresy s</text:span><text:span text:style-name="T1">ą</text:span><text:span text:style-name="T2"> zawarte bezpo</text:span><text:span text:style-name="T1">ś</text:span><text:span text:style-name="T2">rednio w dokumencie jako tekst</text:span></text:p>
        </text:list-item>
        <text:list-item>
          <text:p text:style-name="P9"><text:span text:style-name="T2">CSS scrape – kiedy adresy lub ich cz</text:span><text:span text:style-name="T1">ęś</text:span><text:span text:style-name="T2">ci nie s</text:span><text:span text:style-name="T1">ą</text:span><text:span text:style-name="T2"> zawarte w dokumencie, tj. s</text:span><text:span text:style-name="T1">ą</text:span><text:span text:style-name="T2"> renderowane w przegl</text:span><text:span text:style-name="T1">ą</text:span><text:span text:style-name="T2">darce poprzez pseudo-elementy CSS (np. ::before i ::after)</text:span></text:p>
        </text:list-item>
        <text:list-item>
          <text:p text:style-name="P9"><text:span text:style-name="T2">OCR scrape – kiedy adresy s</text:span><text:span text:style-name="T1">ą</text:span><text:span text:style-name="T2"> zawarte w obrazkach</text:span></text:p>
        </text:list-item>
      </text:list>
      <text:list xml:id="list37445546" text:continue-list="list2949610025740131096" text:style-name="L2">
        <text:list-header>
          <text:p text:style-name="P8"/>
        </text:list-header>
        <text:list-item>
          <text:p text:style-name="P6">Paczka <text:s/>org.scraper.main.checker</text:p>
          <text:p text:style-name="P8"><text:span text:style-name="T2">Uzyskan</text:span><text:span text:style-name="T1">ą</text:span><text:span text:style-name="T2"> list</text:span><text:span text:style-name="T1">ę</text:span><text:span text:style-name="T2"> adresów mo</text:span><text:span text:style-name="T1">ż</text:span><text:span text:style-name="T2">na sprawdzi</text:span><text:span text:style-name="T1">ć</text:span><text:span text:style-name="T2">, tj. dla ka</text:span><text:span text:style-name="T1">ż</text:span><text:span text:style-name="T2">dego adresu mo</text:span><text:span text:style-name="T1">ż</text:span><text:span text:style-name="T2">na okre</text:span><text:span text:style-name="T1">ś</text:span><text:span text:style-name="T2">li</text:span><text:span text:style-name="T1">ć</text:span><text:span text:style-name="T2">: </text:span></text:p>
        </text:list-item>
      </text:list>
      <text:list xml:id="list4797199710855089532" text:style-name="L4">
        <text:list-item>
          <text:p text:style-name="P10"><text:span text:style-name="T2">Przez jaki protokó</text:span><text:span text:style-name="T1">ł</text:span><text:span text:style-name="T2"> si</text:span><text:span text:style-name="T1">ę</text:span><text:span text:style-name="T2"> </text:span><text:span text:style-name="T1">łą</text:span><text:span text:style-name="T2">czy (HTTP, HTTPS, SOCKS)</text:span></text:p>
          <text:p text:style-name="P10"><text:span text:style-name="T2">Sprawdzanie protoko</text:span><text:span text:style-name="T1">ł</text:span><text:span text:style-name="T2">u odbywa si</text:span><text:span text:style-name="T1">ę</text:span><text:span text:style-name="T2"> poprzez </text:span><text:span text:style-name="T1">łą</text:span><text:span text:style-name="T2">czenie si</text:span><text:span text:style-name="T1">ę</text:span><text:span text:style-name="T2"> poprzez ró</text:span><text:span text:style-name="T1">ż</text:span><text:span text:style-name="T2">ne protoko</text:span><text:span text:style-name="T1">ł</text:span><text:span text:style-name="T2">y do skryptu PHP.</text:span></text:p>
        </text:list-item>
        <text:list-item>
          <text:p text:style-name="P10"><text:span text:style-name="T2">Jak</text:span><text:span text:style-name="T1">ą</text:span><text:span text:style-name="T2"> anonimowo</text:span><text:span text:style-name="T1">ść</text:span><text:span text:style-name="T2"> zapewnia (TRANSPARENT, ANONYMOUS, ELITE)</text:span></text:p>
          <text:p text:style-name="P10"><text:span text:style-name="T2">Sprawdzenie zapewnionej anonimowo</text:span><text:span text:style-name="T1">ś</text:span><text:span text:style-name="T2">ci odbywa si</text:span><text:span text:style-name="T1">ę</text:span><text:span text:style-name="T2"> w wy</text:span><text:span text:style-name="T1">ż</text:span><text:span text:style-name="T2">ej wymienionym skrypcie PHP który bada request headers i na tej podstawie zwraca odpowiedni</text:span><text:span text:style-name="T1">ą</text:span><text:span text:style-name="T2"> warto</text:span><text:span text:style-name="T1">ść</text:span><text:span text:style-name="T2"> dla odpowiedniej „anonimowo</text:span><text:span text:style-name="T1">ś</text:span><text:span text:style-name="T2">ci” adresu.</text:span></text:p>
        </text:list-item>
        <text:list-item>
          <text:p text:style-name="P10"><text:soft-page-break/><text:span text:style-name="T2">Z jakim opó</text:span><text:span text:style-name="T1">ź</text:span><text:span text:style-name="T2">nieniem si</text:span><text:span text:style-name="T1">ę</text:span><text:span text:style-name="T2"> </text:span><text:span text:style-name="T1">łą</text:span><text:span text:style-name="T2">czy (w milisekundach)</text:span></text:p>
          <text:p text:style-name="P10"><text:span text:style-name="T2">Opó</text:span><text:span text:style-name="T1">ź</text:span><text:span text:style-name="T2">nieniem jest po prostu czas od wys</text:span><text:span text:style-name="T1">ł</text:span><text:span text:style-name="T2">ania zapytania do serwera, do otrzymania odpowiedzi.</text:span></text:p>
        </text:list-item>
      </text:list>
      <text:list xml:id="list37433642" text:continue-list="list37445546" text:style-name="L2">
        <text:list-header>
          <text:p text:style-name="P11"/>
        </text:list-header>
        <text:list-item>
          <text:p text:style-name="P6">Paczka org.scraper.main.gather, serwer z odpowiednim skryptem PHP oraz baza danych</text:p>
          <text:p text:style-name="P8"><text:span text:style-name="T2">U</text:span><text:span text:style-name="T1">ż</text:span><text:span text:style-name="T2">ytkownik mo</text:span><text:span text:style-name="T1">ż</text:span><text:span text:style-name="T2">e pozyska</text:span><text:span text:style-name="T1">ć</text:span><text:span text:style-name="T2"> z jednej strony wi</text:span><text:span text:style-name="T1">ę</text:span><text:span text:style-name="T2">cej stron posiadaj</text:span><text:span text:style-name="T1">ą</text:span><text:span text:style-name="T2">cych adresy proxy dzi</text:span><text:span text:style-name="T1">ę</text:span><text:span text:style-name="T2">ki klasie LinksGather której zadaniem jest zebranie wszystkich adresów które zawiera strona pierwsza, sprawdzenie w nich obecno</text:span><text:span text:style-name="T1">ś</text:span><text:span text:style-name="T2">ci adresów proxy i w przypadku ich posiadania sprawdzenia wszystkich linków z pozyskanej strony itd. (Prosta struktura drzewa o stopniu n stron)</text:span></text:p>
          <text:p text:style-name="P6"/>
          <text:p text:style-name="P8"><text:span text:style-name="T2">Adresy stron wprowadzone przez u</text:span><text:span text:style-name="T1">ż</text:span><text:span text:style-name="T2">ytkowników które zosta</text:span><text:span text:style-name="T1">ł</text:span><text:span text:style-name="T2">y sprawdzone na posiadanie jakichkolwiek dzia</text:span><text:span text:style-name="T1">ł</text:span><text:span text:style-name="T2">aj</text:span><text:span text:style-name="T1">ą</text:span><text:span text:style-name="T2">cych adresów proxy s</text:span><text:span text:style-name="T1">ą</text:span><text:span text:style-name="T2"> wysy</text:span><text:span text:style-name="T1">ł</text:span><text:span text:style-name="T2">ane do bazy danych co umo</text:span><text:span text:style-name="T1">ż</text:span><text:span text:style-name="T2">liwia korzystanie z nich innym u</text:span><text:span text:style-name="T1">ż</text:span><text:span text:style-name="T2">ytkownikom.</text:span></text:p>
          <text:p text:style-name="P6"/>
          <text:p text:style-name="P8"><text:span text:style-name="T2">Jest te</text:span><text:span text:style-name="T1">ż</text:span><text:span text:style-name="T2"> mo</text:span><text:span text:style-name="T1">ż</text:span><text:span text:style-name="T2">liwo</text:span><text:span text:style-name="T1">ść</text:span><text:span text:style-name="T2"> pobrania nowych niesprawdzonych adresów stron poprzez klas</text:span><text:span text:style-name="T1">ę</text:span><text:span text:style-name="T2"> org.scraper.main.scrapers.SiteScraper</text:span></text:p>
          <text:p text:style-name="P8"><text:span text:style-name="T2">która w porosty sposób wprowadza zdefiniowane has</text:span><text:span text:style-name="T1">ł</text:span><text:span text:style-name="T2">a (np. „proxy list”) w google i pobiera wyniki wyszukiwania.</text:span></text:p>
        </text:list-item>
      </text:list>
      <text:p text:style-name="P1"/>
      <text:p text:style-name="P2"><text:span text:style-name="T2">Najwa</text:span><text:span text:style-name="T1">ż</text:span><text:span text:style-name="T2">niejsze u</text:span><text:span text:style-name="T1">ż</text:span><text:span text:style-name="T2">yte biblioteki i technologie:</text:span></text:p>
      <text:p text:style-name="P1"/>
      <text:p text:style-name="P2"><text:span text:style-name="T2">Wyra</text:span><text:span text:style-name="T1">ż</text:span><text:span text:style-name="T2">enia Regularne (RegEx) – pozwalaj</text:span><text:span text:style-name="T1">ą</text:span><text:span text:style-name="T2"> „wy</text:span><text:span text:style-name="T1">ł</text:span><text:span text:style-name="T2">uska</text:span><text:span text:style-name="T1">ć</text:span><text:span text:style-name="T2">” adres proxy z dokumentu</text:span></text:p>
      <text:p text:style-name="P2"><text:span text:style-name="T2">Jsoup – pozwala na proste po</text:span><text:span text:style-name="T1">łą</text:span><text:span text:style-name="T2">czenie i modyfikowanie dokumentu HTML </text:span></text:p>
      <text:p text:style-name="P2"><text:span text:style-name="T2">PhantomJS – Bezokienna przegl</text:span><text:span text:style-name="T1">ą</text:span><text:span text:style-name="T2">darka (headless browser), pozwala na wykonywanie skryptów JavaScript np. modyfikuj</text:span><text:span text:style-name="T1">ą</text:span><text:span text:style-name="T2">cych CSS strony (u</text:span><text:span text:style-name="T1">ż</text:span><text:span text:style-name="T2">yte g</text:span><text:span text:style-name="T1">ł</text:span><text:span text:style-name="T2">ównie w Csscraper)</text:span></text:p>
      <text:p text:style-name="P2"><text:span text:style-name="T2">SeleniumHQ – pozwala w bardzo prosty sposób korzysta</text:span><text:span text:style-name="T1">ć</text:span><text:span text:style-name="T2"> z PhantomJS (oraz innych sterowników przegl</text:span><text:span text:style-name="T1">ą</text:span><text:span text:style-name="T2">darek np. Chrome, Firefox)</text:span></text:p>
      <text:p text:style-name="P2"><text:span text:style-name="T2">TesserectOCR v3.04 – pozwala na odczytywanie adresów proxy z obrazów (u</text:span><text:span text:style-name="T1">ż</text:span><text:span text:style-name="T2">yte w OcrScraper)</text:span></text:p>
      <text:p text:style-name="P1">Marvin Framework – pozwala na uprzednie zmodyfikowanie obrazów i ułatwienie odczytania OCR</text:p>
      <text:p text:style-name="P2"><text:span text:style-name="T2">Baza danych, MySQL oraz skrypty PHP – pozwalaj</text:span><text:span text:style-name="T1">ą</text:span><text:span text:style-name="T2"> na udost</text:span><text:span text:style-name="T1">ę</text:span><text:span text:style-name="T2">pnianie i korzystanie ze sprawdzonych ju</text:span><text:span text:style-name="T1">ż</text:span><text:span text:style-name="T2"> stron oraz ich sprawdzania.</text:span></text:p>
      <text:p text:style-name="P1"/>
      <text:p text:style-name="P1">Kurowski Krzyszto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pl" fo:country="PL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ag_3f_ówek" style:display-name="Nag?ówek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/>
    </style:style>
    <style:style style:name="Heading_20_3" style:display-name="Heading 3" style:family="paragraph" style:parent-style-name="Nag_3f_ówek" style:next-style-name="Text_20_body" style:default-outline-level="3" style:class="text">
      <style:text-properties style:font-name="Times New Roman" fo:font-size="14pt" fo:font-weight="bold" style:font-size-asian="14pt" style:font-weight-asian="bold"/>
    </style:style>
    <style:style style:name="Tekst_20_wst_3f_pnie_20_sformatowany" style:display-name="Tekst wst?pnie sformatowany" style:family="paragraph" style:parent-style-name="Standard">
      <style:paragraph-properties fo:margin-top="0cm" fo:margin-bottom="0cm"/>
      <style:text-properties style:font-name="Courier New" fo:font-size="10pt" style:font-size-asian="10pt"/>
    </style:style>
    <style:style style:name="Absatz-Standardschriftar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13T17:17:59</meta:creation-date>
    <meta:editing-duration>P2171DT9H37M46S</meta:editing-duration>
    <dc:date>2016-12-10T17:26:37.15</dc:date>
    <meta:generator>OpenOffice/4.1.2$Win32 OpenOffice.org_project/412m3$Build-9782</meta:generator>
    <meta:document-statistic meta:table-count="0" meta:image-count="0" meta:object-count="0" meta:page-count="2" meta:paragraph-count="37" meta:word-count="514" meta:character-count="3736"/>
    <meta:editing-cycles>1</meta:editing-cycles>
  </office:meta>
</office:document-meta>
</file>